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80 = 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4 = 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8 = 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60 = 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19 = 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5 = 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77 = 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122 = 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36 = 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3 = 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355 = 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6 = 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141 = 1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97 = 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3 = 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99 = 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4 = 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58 = 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102 = 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9 = 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4 = 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29 = 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2 = 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45 = 2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15 = 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48 = 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70 = 2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87 = 2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131 = 2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112 = 2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26 = 3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73 = 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190 = 3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34 = 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68 = 3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151 = 3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06 = 36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13:58.121012979</meta:creation-date>
    <dc:date>2017-04-26T11:21:06.765274384</dc:date>
    <meta:editing-duration>PT46M48S</meta:editing-duration>
    <meta:editing-cycles>1</meta:editing-cycles>
    <meta:document-statistic meta:table-count="1" meta:cell-count="74" meta:object-count="0"/>
    <meta:generator>LibreOffice/5.1.6.2$Linux_X86_64 LibreOffice_project/10m0$Build-2</meta:generator>
  </office:meta>
</office:document-meta>
</file>